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d267a" officeooo:paragraph-rsid="001d267a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d267a" officeooo:paragraph-rsid="001d267a" style:font-weight-asian="normal" style:font-weight-complex="normal"/>
    </style:style>
    <style:style style:name="P5" style:family="paragraph" style:parent-style-name="Standard">
      <style:text-properties fo:font-weight="normal" officeooo:rsid="001d9560" officeooo:paragraph-rsid="001d9560" style:font-weight-asian="normal" style:font-weight-complex="normal"/>
    </style:style>
    <style:style style:name="P6" style:family="paragraph" style:parent-style-name="Standard">
      <style:text-properties fo:font-weight="normal" officeooo:rsid="001f4e38" officeooo:paragraph-rsid="001f4e38" style:font-weight-asian="normal" style:font-weight-complex="normal"/>
    </style:style>
    <style:style style:name="P7" style:family="paragraph" style:parent-style-name="Standard">
      <style:text-properties fo:font-weight="normal" officeooo:rsid="001fcb00" officeooo:paragraph-rsid="001fcb00" style:font-weight-asian="normal" style:font-weight-complex="normal"/>
    </style:style>
    <style:style style:name="T1" style:family="text">
      <style:text-properties officeooo:rsid="001f4e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a Mireia té un contracte de 40 hores setmanals. L’empresa li comunica que ha</text:p>
      <text:p text:style-name="P1">de fer hores extraordinàries per substituir una companya.</text:p>
      <text:p text:style-name="P1">La Mireia està obligada a fer-les? Es podran compensar amb temps de descans?</text:p>
      <text:p text:style-name="P2">Només estarà obligada si el conveni ho diu o si són per força major. Si són obligatòries o voluntàries i no superen les 80h, seran compensades només econòmicament, en cas de superar aquesta xifra <text:span text:style-name="T1">i no ser per força major</text:span>, sí.</text:p>
      <text:p text:style-name="Standard"/>
      <text:p text:style-name="P1">2. Algunes persones treballadores d’una empresa s’han trobat en aquestes</text:p>
      <text:p text:style-name="P1">circumstàncies personals:</text:p>
      <text:p text:style-name="P1"/>
      <text:p text:style-name="P1">• Un treballador ha estat citat per formar part d’un jurat.</text:p>
      <text:p text:style-name="P4">Al mínim indispensable i no se li pot descomptar.</text:p>
      <text:p text:style-name="P4"/>
      <text:p text:style-name="P1">• El pare d’una treballadora ha estat intervingut quirúrgicament en la mateixa</text:p>
      <text:p text:style-name="P1">localitat de l’empleada i necessita repòs domiciliari.</text:p>
      <text:p text:style-name="P4">5 dies hàbils, i no se li pot descomptar.</text:p>
      <text:p text:style-name="P1"/>
      <text:p text:style-name="P1">• Ha mort l’oncle d’un treballador.</text:p>
      <text:p text:style-name="P4">Cap, perquè és de tercer grau de parentiu. Si negociés amb l’empresa, li podrien descomptar els dies.</text:p>
      <text:p text:style-name="P1"/>
      <text:p text:style-name="P1">Respon les qüestions següents:</text:p>
      <text:p text:style-name="P1">a) A quants dies de permís té dret cadascuna d’aquestes persones treballadores</text:p>
      <text:p text:style-name="P1">d’acord amb la seva situació?</text:p>
      <text:p text:style-name="P1">b) Se li pot descomptar alguna quantitat a la persona treballadora per gaudir</text:p>
      <text:p text:style-name="P1">d’aquests permisos?</text:p>
      <text:p text:style-name="Standard"/>
      <text:p text:style-name="P1">3. La Sandra va tenir un fill l’1 de novembre i només havia gaudit de 15 dies de</text:p>
      <text:p text:style-name="P1">vacances. Després del descans per naixement, sol·licita la resta de les vacances,</text:p>
      <text:p text:style-name="P1">però l’empresa la hi denega per no haver-ne gaudit durant l’any natural.</text:p>
      <text:p text:style-name="P1">a) La treballadora té dret a gaudir les vacances de l’any anterior no gaudides?</text:p>
      <text:p text:style-name="P4">Sí, pel naixement d’un fill i per incapacitat temporal té dret a gaudir-les en un període de fins a 18 mesos.</text:p>
      <text:p text:style-name="P4"/>
      <text:p text:style-name="P1">b) Pot unir aquestes vacances al descans pel naixement i la cura del menor?</text:p>
      <text:p text:style-name="P4">Sí.</text:p>
      <text:p text:style-name="P1"/>
      <text:p text:style-name="P1">4. Algunes empreses, per tal de facilitar la conciliació, han creat un banc d’hores,</text:p>
      <text:p text:style-name="P1">que consisteix a poder acumular hores de treball que es puguin utilitzar</text:p>
      <text:p text:style-name="P1">posteriorment per dedicar-les a la seva vida personal o familiar.</text:p>
      <text:p text:style-name="P1">Exposa una altra mesura per facilitar la conciliació com a persona treballadora.</text:p>
      <text:p text:style-name="P4">Teletreball, horaris flexibles...</text:p>
      <text:p text:style-name="P1"/>
      <text:p text:style-name="P1">5. La Rut acaba d’entrar a treballar en una empresa on ha signat una jornada</text:p>
      <text:p text:style-name="P1">laboral de 35 hores setmanals, repartides en set hores diàries, de dilluns a</text:p>
      <text:p text:style-name="P1">divendres.</text:p>
      <text:p text:style-name="P1">Compleix amb la normativa vigent?</text:p>
      <text:p text:style-name="P5">Sí, perquè no supera les 40h setmanals i té el descans setmanal mínim de 1,5 dies, sempre que tingui el descans mínim entre jornades de 12 hores.</text:p>
      <text:p text:style-name="P5"/>
      <text:p text:style-name="P5"/>
      <text:p text:style-name="Standard"/>
      <text:p text:style-name="P1"><text:soft-page-break/>6. Algunes de les afirmacions següents no són correctes; assenyala quines i</text:p>
      <text:p text:style-name="P1">formula-les de nou, de manera que sí que ho siguin:</text:p>
      <text:p text:style-name="P1">a)Les persones menors d’edat poden fer fins a nou hores diàries de treball.</text:p>
      <text:p text:style-name="P5">Les persones menors d’edat poden fer fins a vuit hores diàries de treball.</text:p>
      <text:p text:style-name="P3"/>
      <text:p text:style-name="P1">b) Les persones menors d’edat tenen dret a dos dies ininterromputs de descans a</text:p>
      <text:p text:style-name="P1">la setmana.</text:p>
      <text:p text:style-name="P3"/>
      <text:p text:style-name="P1">c) Les vacances anuals tenen una durada màxima de 30 dies naturals.</text:p>
      <text:p text:style-name="P5">Les vacances anuals tenen una durada mínima de 30 dies naturals.</text:p>
      <text:p text:style-name="P3"/>
      <text:p text:style-name="P1">d) El descans de quinze minuts dins de la jornada continuada, quan aquesta</text:p>
      <text:p text:style-name="P1">jornada excedeixi de les sis hores, és retribuït.</text:p>
      <text:p text:style-name="P5">El descans de quinze minuts dins de la jornada continuada, quan aquesta jornada excedeixi de les sis hores, no es considera jornada laboral si no els reconeix així el conveni col·lectiu.</text:p>
      <text:p text:style-name="P3"/>
      <text:p text:style-name="P1"/>
      <text:p text:style-name="P1">7. La Maria ha acabat el cicle formatiu de Grau Mitjà de Cuina.Ara treballa en el</text:p>
      <text:p text:style-name="P1">restaurant on va realitzar les pràctiquesi vol simultaniejar la feina amb els estudis</text:p>
      <text:p text:style-name="P1">de GrauSuperior. La Maria té alguns dubtes sobre la seva jornada,ja que en el seu</text:p>
      <text:p text:style-name="P1">contracte se la remet a l’Estatut dels Treballadorsi al seu conveni col·lectiu.</text:p>
      <text:p text:style-name="P1"/>
      <text:p text:style-name="P1">a) En el restaurant hi ha dos torns (matí i nit), i el cicle que ella vol cursar només es</text:p>
      <text:p text:style-name="P1">pot fer al matí. Podrà triar el torn?</text:p>
      <text:p text:style-name="P5">Sempre que la empresa pugui permetre-li el torn, pot triar-lo pel dret a la formació sempre que sigui major d’edat, ja que si és menor no pot fer torn de nit.</text:p>
      <text:p text:style-name="P3"/>
      <text:p text:style-name="P1">b) Té dret a un permís retribuït per fer els seus exàmens?</text:p>
      <text:p text:style-name="P6">Sí, del temps indispensable per fer-los.</text:p>
      <text:p text:style-name="P3"/>
      <text:p text:style-name="P1">c) Si l’empresari li demana que faci alguna hora extra, com serà remunerada?</text:p>
      <text:p text:style-name="P6">Econòmicament les primeres 80h, i a partir de les 80, en temps de descans si no són per força major.</text:p>
      <text:p text:style-name="P3"/>
      <text:p text:style-name="P1">d) La Maria té horaris irregulars. Hi ha algun registre de les hores que ha treballat</text:p>
      <text:p text:style-name="P1">mensualment que pugui consultar?</text:p>
      <text:p text:style-name="P3"/>
      <text:p text:style-name="P1"/>
      <text:p text:style-name="P1">8. Estefanía treballa, en una fàbrica de calçat, de dilluns a divendres amb el</text:p>
      <text:p text:style-name="P1">següent horari:</text:p>
      <text:p text:style-name="P1">Matins de 7 a 13 hores</text:p>
      <text:p text:style-name="P1">Tardes de 17.00 a 20.00</text:p>
      <text:p text:style-name="P1">a) És legal el seu horari? Justifica la teva resposta</text:p>
      <text:p text:style-name="P6">Treballa 45 hores setmanals, el qual supera el màxim de 40h. A més no té 12h de descans entre jornades, només 11, assumint que fa aquest horari tot l’any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P1"><text:soft-page-break/>9. Agustín treballa com a instal·lador electricista, treballa de dilluns a dissabtes,</text:p>
      <text:p text:style-name="P1">sent el seu descans setmanal els dissabtes a la tarda i tot el diumenge. Aquesta</text:p>
      <text:p text:style-name="P1">setmana es troben realitzant una instal·lació que ha d'estar acabada com més</text:p>
      <text:p text:style-name="P1">aviat millor, per la qual cosa el seu cap li comunica que han de treballar tot el</text:p>
      <text:p text:style-name="P1">cap de setmana i que, a la setmana següent, en lloc de descansar un dia i mig,</text:p>
      <text:p text:style-name="P1">els deixarà 3 dies de descans seguits.</text:p>
      <text:p text:style-name="P1">És legal l'ordre de l'empresa?</text:p>
      <text:p text:style-name="P6">Sí, però només si els treballadors són majors d’edat.</text:p>
      <text:p text:style-name="P3"/>
      <text:p text:style-name="P1">10. Indica si els següents treballadors han de ser considerats com a nocturns i per</text:p>
      <text:p text:style-name="P1">què:</text:p>
      <text:p text:style-name="P1">a)Vicente amb un horari de 17.00 a 00.00 hores</text:p>
      <text:p text:style-name="P6">No, perquè només fa 2h de nocturnitat en una jornada de 7h, per tant no arriba al terç de jornada anual en nocturnitat.</text:p>
      <text:p text:style-name="P3"/>
      <text:p text:style-name="P1">b) Gabriela amb un horari de 4.00 a 9.00 hores</text:p>
      <text:p text:style-name="P6">Sí, perquè fa 2h de nocturnitat en una jornada de 5h, per tant més d’un terç de la seva jornada anual és nocturn.</text:p>
      <text:p text:style-name="P3"/>
      <text:p text:style-name="P3"/>
      <text:p text:style-name="P1">11. Per a cadascuna de les següents situacions indica el permís al fet que tindran</text:p>
      <text:p text:style-name="P1">dret:</text:p>
      <text:p text:style-name="P1">a) Clara acaba de contreure matrimoni</text:p>
      <text:p text:style-name="P7">15 dies.</text:p>
      <text:p text:style-name="P3"/>
      <text:p text:style-name="P1">b) Emilio va es traslladarà de domicili</text:p>
      <text:p text:style-name="P7">1 dia.</text:p>
      <text:p text:style-name="P3"/>
      <text:p text:style-name="P1">c) Felipe ha tingut un fill a l'hospital de la seva ciutat.</text:p>
      <text:p text:style-name="P7">16 setmanes.</text:p>
      <text:p text:style-name="P3"/>
      <text:p text:style-name="P1">d) La tia d'Amparo ha mort i ha de desplaçar-se a una altra província.</text:p>
      <text:p text:style-name="P3"/>
      <text:p text:style-name="P3"/>
      <text:p text:style-name="P1">e) Martina ha estat citada a un judici per a declarar com a testimoni.</text:p>
      <text:p text:style-name="P3"/>
      <text:p text:style-name="P3"/>
      <text:p text:style-name="P1">f) Pedro vol acompanyar a la seva mare a l'hospital al fet que li realitzin una</text:p>
      <text:p text:style-name="P1">intervenció quirúrgica que no requereix hospitalització.</text:p>
      <text:p text:style-name="P3"/>
      <text:p text:style-name="P3"/>
      <text:p text:style-name="P1">g) María de la Mar té un examen per al permís de conduir.</text:p>
      <text:p text:style-name="P3"/>
      <text:p text:style-name="Standard"/>
      <text:p text:style-name="P1">12. Cristina va començar a treballar en una empresa l'1 de juliol d'enguany.</text:p>
      <text:p text:style-name="P1">a) A quants dies de vacances tindria dret enguany?</text:p>
      <text:p text:style-name="P1"/>
      <text:p text:style-name="P3"/>
      <text:p text:style-name="P1">b) Amb quant temps d'antelació ha de conèixer la data de les seves vacances?</text:p>
      <text:p text:style-name="P3"/>
      <text:p text:style-name="P3"/>
      <text:p text:style-name="P3"/>
      <text:p text:style-name="P1"><text:soft-page-break/>c) El seu cap li diu a Cristina que, atès que no ha treballat un any complet, ha</text:p>
      <text:p text:style-name="P1">d'esperar al pròxim any per a tenir vacances, per la qual cosa al juny del pròxim</text:p>
      <text:p text:style-name="P1">any tindrà 30 dies de vacances. És legal la proposta del seu cap? Per què?</text:p>
      <text:p text:style-name="P3"/>
      <text:p text:style-name="Standard"/>
      <text:p text:style-name="P1">13. Un conveni col·lectiu fixa un descans durant la jornada continuada de 20</text:p>
      <text:p text:style-name="P1">minutos, no computable com a treball efectiu. Si la jornada ordinària és de 7.00</text:p>
      <text:p text:style-name="P1">a 15.00 hores, Què significa?</text:p>
      <text:p text:style-name="P3"/>
      <text:p text:style-name="P3"/>
      <text:p text:style-name="P1">14. Enguany ja has fet 80 hores de caràcter estructural, exigides per conveni. En</text:p>
      <text:p text:style-name="P1">acabar Desembre, la teva empresa et demana realitzar hores extra de caràcter</text:p>
      <text:p text:style-name="P1">voluntari, a canvi de retribució. És possible?</text:p>
      <text:p text:style-name="P3"/>
      <text:p text:style-name="Standard"/>
      <text:p text:style-name="P1">15. Raona si la següent frase és, o no, correcta: “El treballador nocturn és aquell</text:p>
      <text:p text:style-name="P1">que desenvolupa tota la seva jornada de treball dins del període considerat</text:p>
      <text:p text:style-name="P1">nocturn (de 22.00 a 6.00 hores)”..</text:p>
      <text:p text:style-name="Standard"/>
      <text:p text:style-name="Standard"/>
      <text:p text:style-name="P1">16. Treballes en cambres frigorífiques, on la temperatura està de mitjana a uns 15°</text:p>
      <text:p text:style-name="P1">sota zero, i la teva empresa t'aplica els límits del ET, descansant cada 4 hores.</text:p>
      <text:p text:style-name="P1">Analitza si és correcte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8:38:47.559275694</meta:creation-date>
    <meta:generator>LibreOffice/24.2.7.2$Linux_X86_64 LibreOffice_project/420$Build-2</meta:generator>
    <dc:date>2025-04-09T20:21:25.995826560</dc:date>
    <meta:editing-duration>PT58M12S</meta:editing-duration>
    <meta:editing-cycles>1</meta:editing-cycles>
    <meta:document-statistic meta:table-count="0" meta:image-count="0" meta:object-count="0" meta:page-count="4" meta:paragraph-count="110" meta:word-count="1292" meta:character-count="7225" meta:non-whitespace-character-count="6043"/>
  </office:meta>
</office:document-meta>
</file>